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size="12pt" style:font-size-asian="10.5pt" style:font-size-complex="12pt"/>
    </style:style>
    <style:style style:name="P2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fo:font-size="24pt" style:font-size-asian="24pt" style:font-size-complex="24pt"/>
    </style:style>
    <style:style style:name="P3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style:text-position="0% 100%" fo:font-size="12pt" style:font-size-asian="10.5pt" style:font-size-complex="12pt"/>
    </style:style>
    <style:style style:name="P4" style:family="paragraph" style:parent-style-name="Standard">
      <style:paragraph-properties fo:margin-left="-0.0138in" fo:margin-right="0in" fo:text-align="start" style:justify-single-word="false" fo:text-indent="0in" style:auto-text-indent="false"/>
      <style:text-properties style:text-position="0% 100%" fo:font-size="12pt" style:font-size-asian="10.5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font-name="Times New Roman1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lligent Diet Arrangement System</text:p>
      <text:p text:style-name="P2"/>
      <text:p text:style-name="P1">A={n,c,f,p,fa,ca,v,v<text:span text:style-name="T1">2</text:span>,v<text:span text:style-name="T1">3</text:span>,v<text:span text:style-name="T1">4</text:span>,v<text:span text:style-name="T1">5</text:span>,v<text:span text:style-name="T1">6</text:span>,v<text:span text:style-name="T1">7</text:span>,m,m<text:span text:style-name="T1">2</text:span>,m<text:span text:style-name="T1">3</text:span>,m<text:span text:style-name="T1">4</text:span>,m<text:span text:style-name="T1">5</text:span>,m<text:span text:style-name="T1">6</text:span>,m<text:span text:style-name="T1">7</text:span>,m<text:span text:style-name="T1">8</text:span>,m<text:span text:style-name="T1">9</text:span>,m<text:span text:style-name="T1">10</text:span>,m<text:span text:style-name="T1">11</text:span>,m<text:span text:style-name="T1">12</text:span>,m<text:span text:style-name="T1">13</text:span>,m<text:span text:style-name="T1">14</text:span>,m<text:span text:style-name="T1">15</text:span>,m<text:span text:style-name="T1">16</text:span>,m<text:span text:style-name="T1">17</text:span>}</text:p>
      <text:p text:style-name="P1">M={a,a<text:span text:style-name="T1">2</text:span>,....,a<text:span text:style-name="T1">n</text:span>}</text:p>
      <text:p text:style-name="P1"/>
      <text:p text:style-name="P1">n-number of food types;</text:p>
      <text:p text:style-name="P1">6 <text:span text:style-name="T3">≤ </text:span>n <text:span text:style-name="T3">≤</text:span>10</text:p>
      <text:p text:style-name="P1"/>
      <text:p text:style-name="P1">C<text:span text:style-name="T1">min </text:span><text:span text:style-name="T3">≤ c</text:span><text:span text:style-name="T2">1</text:span><text:span text:style-name="T3">+c</text:span><text:span text:style-name="T2">2</text:span><text:span text:style-name="T3">+...+c</text:span><text:span text:style-name="T2">n </text:span><text:span text:style-name="T3">≤ C</text:span><text:span text:style-name="T2">max</text:span></text:p>
      <text:p text:style-name="P1"><text:span text:style-name="T2"/></text:p>
      <text:p text:style-name="P1">F<text:span text:style-name="T1">min </text:span><text:span text:style-name="T3">≤ f</text:span><text:span text:style-name="T2">1</text:span><text:span text:style-name="T3">+f</text:span><text:span text:style-name="T2">2</text:span><text:span text:style-name="T3">+...+f</text:span><text:span text:style-name="T2">n </text:span><text:span text:style-name="T3">≤ F</text:span><text:span text:style-name="T2">max</text:span></text:p>
      <text:p text:style-name="P3"><text:span text:style-name="T2"><text:tab/></text:span></text:p>
      <text:p text:style-name="P3"><text:span text:style-name="T2"><text:tab/></text:span><text:span text:style-name="T3">P</text:span><text:span text:style-name="T2">min </text:span><text:span text:style-name="T3">≤ p</text:span><text:span text:style-name="T2">1</text:span><text:span text:style-name="T3">+p</text:span><text:span text:style-name="T2">2</text:span><text:span text:style-name="T3">+...+p</text:span><text:span text:style-name="T2">n </text:span><text:span text:style-name="T3">≤ P</text:span><text:span text:style-name="T2">max</text:span></text:p>
      <text:p text:style-name="P3"><text:span text:style-name="T2"/></text:p>
      <text:p text:style-name="P3"><text:span text:style-name="T2"><text:tab/></text:span><text:span text:style-name="T3">Fa</text:span><text:span text:style-name="T2">min </text:span><text:span text:style-name="T3">≤ fa</text:span><text:span text:style-name="T2">1</text:span><text:span text:style-name="T3">+fa</text:span><text:span text:style-name="T2">2</text:span><text:span text:style-name="T3">+...+fa</text:span><text:span text:style-name="T2">n </text:span><text:span text:style-name="T3">≤ Fa</text:span><text:span text:style-name="T2">max</text:span></text:p>
      <text:p text:style-name="P3"><text:span text:style-name="T2"/></text:p>
      <text:p text:style-name="P3"><text:span text:style-name="T2"><text:tab/></text:span><text:span text:style-name="T3">Ca</text:span><text:span text:style-name="T2">min </text:span><text:span text:style-name="T3">≤ ca</text:span><text:span text:style-name="T2">1</text:span><text:span text:style-name="T3">+ca</text:span><text:span text:style-name="T2">2</text:span><text:span text:style-name="T3">+...+ca</text:span><text:span text:style-name="T2">n </text:span><text:span text:style-name="T3">≤ Ca</text:span><text:span text:style-name="T2">max</text:span></text:p>
      <text:p text:style-name="P3"><text:span text:style-name="T2"/></text:p>
      <text:p text:style-name="P3"><text:span text:style-name="T2"><text:tab/></text:span><text:span text:style-name="T3">V1</text:span><text:span text:style-name="T2">min </text:span><text:span text:style-name="T3">≤ v1</text:span><text:span text:style-name="T2">1</text:span><text:span text:style-name="T3">+v1</text:span><text:span text:style-name="T2">2</text:span><text:span text:style-name="T3">+...+v1</text:span><text:span text:style-name="T2">n </text:span><text:span text:style-name="T3">≤ V1</text:span><text:span text:style-name="T2">max</text:span></text:p>
      <text:p text:style-name="P3"><text:span text:style-name="T2"><text:tab/>….</text:span></text:p>
      <text:p text:style-name="P3"><text:span text:style-name="T2"><text:tab/></text:span><text:span text:style-name="T3">M</text:span><text:span text:style-name="T2">min </text:span><text:span text:style-name="T3">≤ m</text:span><text:span text:style-name="T2">1</text:span><text:span text:style-name="T3">+m</text:span><text:span text:style-name="T2">2</text:span><text:span text:style-name="T3">+...+m</text:span><text:span text:style-name="T2">n </text:span><text:span text:style-name="T3">≤ M</text:span><text:span text:style-name="T2">max</text:span></text:p>
      <text:p text:style-name="P3"><text:span text:style-name="T2"/></text:p>
      <text:p text:style-name="P3"><text:span text:style-name="T2"><text:tab/></text:span><text:span text:style-name="T3">C</text:span><text:span text:style-name="T2">min </text:span><text:span text:style-name="T3">= bmr*index</text:span></text:p>
      <text:p text:style-name="P3"><text:span text:style-name="T3"/></text:p>
      <text:p text:style-name="P3"><text:span text:style-name="T3"><text:tab/>Fa</text:span><text:span text:style-name="T2">min </text:span><text:span text:style-name="T3">= 90%Fa<text:tab/><text:tab/><text:tab/><text:tab/>Fa</text:span><text:span text:style-name="T2">max </text:span><text:span text:style-name="T3">= 110%Fa</text:span></text:p>
      <text:p text:style-name="P3"><text:span text:style-name="T3"/></text:p>
      <text:p text:style-name="P3"><text:span text:style-name="T3"><text:tab/>Ca</text:span><text:span text:style-name="T2">min </text:span><text:span text:style-name="T3">= 90%Ca<text:tab/><text:tab/><text:tab/>Ca</text:span><text:span text:style-name="T2">max </text:span><text:span text:style-name="T3">= 110%Ca</text:span></text:p>
      <text:p text:style-name="P3"><text:span text:style-name="T3"><text:tab/></text:span></text:p>
      <text:p text:style-name="P3"><text:span text:style-name="T3"><text:tab/>P</text:span><text:span text:style-name="T2">min </text:span><text:span text:style-name="T3">= 90%P<text:tab/><text:tab/><text:tab/><text:tab/>P</text:span><text:span text:style-name="T2">max </text:span><text:span text:style-name="T3">= 110%P</text:span></text:p>
      <text:p text:style-name="P3"><text:span text:style-name="T3"><text:tab/></text:span></text:p>
      <text:p text:style-name="P3"><text:span text:style-name="T3"><text:tab/>F</text:span><text:span text:style-name="T2">min </text:span><text:span text:style-name="T3">= 90%F<text:tab/><text:tab/><text:tab/><text:tab/>F</text:span><text:span text:style-name="T2">max </text:span><text:span text:style-name="T3">= 110%F</text:span></text:p>
      <text:p text:style-name="P3"><text:span text:style-name="T3"/></text:p>
      <text:p text:style-name="P3"><text:span text:style-name="T3"/></text:p>
      <text:p text:style-name="P3"><text:span text:style-name="T3"><text:tab/>Lunch: </text:span></text:p>
      <text:p text:style-name="P4"><text:span text:style-name="T3"><text:tab/>-ciorbe</text:span></text:p>
      <text:p text:style-name="P4"><text:span text:style-name="T3"><text:tab/>-needs-side dish &amp; is not side dish +is side dish </text:span></text:p>
      <text:p text:style-name="P4"><text:span text:style-name="T3"><text:tab/>-doesn't need side-dish &amp; is not side-dish</text:span></text:p>
      <text:p text:style-name="P4"><text:span text:style-name="T3"><text:tab/>-desert:</text:span></text:p>
      <text:p text:style-name="P4"><text:span text:style-name="T3"><text:tab/><text:tab/>-fructe</text:span></text:p>
      <text:p text:style-name="P4"><text:span text:style-name="T3"><text:tab/><text:tab/>-dulciuri</text:span></text:p>
      <text:p text:style-name="P4"><text:span text:style-name="T3"/></text:p>
      <text:p text:style-name="P4"><text:span text:style-name="T3"/></text:p>
      <text:p text:style-name="P4"><text:span text:style-name="T3">Dinner:</text:span></text:p>
      <text:p text:style-name="P4"><text:span text:style-name="T3"><text:tab/>-needs-side dish &amp; is not side dish +is side dish </text:span></text:p>
      <text:p text:style-name="P4"><text:span text:style-name="T3"><text:tab/>-doesn't need side-dish &amp; is not side-dish</text:span></text:p>
      <text:p text:style-name="P4"><text:span text:style-name="T3"/></text:p>
      <text:p text:style-name="P4"><text:span text:style-name="T3"/></text:p>
      <text:p text:style-name="P4"><text:soft-page-break/><text:span text:style-name="T3">Food items:</text:span></text:p>
      <text:p text:style-name="P1"><text:span text:style-name="T3"><text:tab/>-max 1 per meal:</text:span></text:p>
      <text:p text:style-name="P1"><text:span text:style-name="T3"><text:tab/><text:tab/>-soups (Table: Ciorbe)</text:span></text:p>
      <text:p text:style-name="P1"><text:span text:style-name="T3"><text:tab/><text:tab/>-guilty_pleasures (Table:Guilty_pleasures)</text:span></text:p>
      <text:p text:style-name="P4"><text:span text:style-name="T3"><text:tab/><text:tab/>-drinks (Table: Bauturi)</text:span></text:p>
      <text:p text:style-name="P4"><text:span text:style-name="T3"><text:tab/><text:tab/>-sweets (Table: Dulciuri)</text:span></text:p>
      <text:p text:style-name="P4"><text:span text:style-name="T3"><text:tab/>-1-5 pe meal:</text:span></text:p>
      <text:p text:style-name="P4"><text:span text:style-name="T3"><text:tab/><text:tab/>-dairy (Table: Lactate)</text:span></text:p>
      <text:p text:style-name="P4"><text:span text:style-name="T3"><text:tab/><text:tab/>-eggs <text:s/>(Table: Oua)</text:span></text:p>
      <text:p text:style-name="P4"><text:span text:style-name="T3"><text:tab/><text:tab/>-fruits (Table: Fructe)</text:span></text:p>
      <text:p text:style-name="P4"><text:span text:style-name="T3"><text:tab/><text:tab/>-cereals (Table: Cereale)</text:span></text:p>
      <text:p text:style-name="P4"><text:span text:style-name="T3"><text:tab/>-indefinite:</text:span></text:p>
      <text:p text:style-name="P4"><text:span text:style-name="T3"><text:tab/><text:tab/>-vegetables (Table: Legume)</text:span></text:p>
      <text:p text:style-name="P4"><text:span text:style-name="T3"><text:tab/><text:tab/>-meats (Table: Preparate_carne)</text:span></text:p>
      <text:p text:style-name="P4"><text:span text:style-name="T3"><text:tab/><text:tab/>-non-meat products (Table:Preparate_fara_carne)</text:span></text:p>
      <text:p text:style-name="P4"><text:span text:style-name="T3"/></text:p>
      <text:p text:style-name="P4"><text:span text:style-name="T3">Calories = 4* carbs + 9* fats + 4* proteins</text:span></text:p>
      <text:p text:style-name="P4"><text:span text:style-name="T3"/></text:p>
      <text:p text:style-name="P4"><text:span text:style-name="T3"/></text:p>
      <text:p text:style-name="P4"><text:span text:style-name="T3"><text:tab/><text:tab/>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2:55:24.64</meta:creation-date>
    <dc:date>2014-05-20T14:11:49.77</dc:date>
    <meta:editing-duration>PT1H16M23S</meta:editing-duration>
    <meta:editing-cycles>8</meta:editing-cycles>
    <meta:generator>LibreOffice/3.4$Win32 LibreOffice_project/340m1$Build-302</meta:generator>
    <meta:document-statistic meta:table-count="0" meta:image-count="0" meta:object-count="0" meta:page-count="2" meta:paragraph-count="48" meta:word-count="169" meta:character-count="1192" meta:non-whitespace-character-count="1000"/>
  </office:meta>
</office:document-meta>
</file>